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onsolas" fo:font-size="16pt" fo:font-style="normal" fo:font-weight="bold" officeooo:rsid="0017fa9c" officeooo:paragraph-rsid="0017fa9c" style:font-size-asian="16pt" style:font-style-asian="normal" style:font-weight-asian="bold" style:font-size-complex="16pt" style:font-style-complex="normal" style:font-weight-complex="bold"/>
    </style:style>
    <style:style style:name="P2" style:family="paragraph" style:parent-style-name="Standard">
      <style:paragraph-properties fo:text-align="center" style:justify-single-word="false"/>
      <style:text-properties style:font-name="Consolas" fo:font-size="16pt" officeooo:paragraph-rsid="0017fa9c" style:font-size-asian="16pt" style:font-size-complex="16pt"/>
    </style:style>
    <style:style style:name="P3" style:family="paragraph" style:parent-style-name="Standard">
      <style:paragraph-properties fo:text-align="center" style:justify-single-word="false" fo:break-before="page"/>
      <style:text-properties style:font-name="Consolas" fo:font-size="16pt" style:font-size-asian="16pt" style:font-size-complex="16pt"/>
    </style:style>
    <style:style style:name="P4" style:family="paragraph" style:parent-style-name="Standard">
      <style:paragraph-properties fo:text-align="center" style:justify-single-word="false"/>
      <style:text-properties style:font-name="Consolas" fo:font-size="16pt" style:font-size-asian="16pt" style:font-size-complex="16pt"/>
    </style:style>
    <style:style style:name="P5" style:family="paragraph" style:parent-style-name="Standard">
      <style:paragraph-properties fo:text-align="center" style:justify-single-word="false" fo:break-before="page"/>
      <style:text-properties style:font-name="Consolas" fo:font-size="16pt" officeooo:paragraph-rsid="0017fe09" style:font-size-asian="16pt" style:font-size-complex="16pt"/>
    </style:style>
    <style:style style:name="P6" style:family="paragraph" style:parent-style-name="Standard">
      <style:paragraph-properties fo:text-align="center" style:justify-single-word="false"/>
      <style:text-properties style:font-name="Consolas" fo:font-size="16pt" officeooo:paragraph-rsid="0017fe09" style:font-size-asian="16pt" style:font-size-complex="16pt"/>
    </style:style>
    <style:style style:name="P7" style:family="paragraph" style:parent-style-name="Standard">
      <style:paragraph-properties fo:text-align="center" style:justify-single-word="false" fo:break-before="page"/>
      <style:text-properties style:font-name="Consolas" fo:font-size="16pt" officeooo:paragraph-rsid="0034a936" style:font-size-asian="16pt" style:font-size-complex="16pt"/>
    </style:style>
    <style:style style:name="P8" style:family="paragraph" style:parent-style-name="Standard">
      <style:paragraph-properties fo:text-align="center" style:justify-single-word="false"/>
      <style:text-properties style:font-name="Consolas" fo:font-size="16pt" officeooo:paragraph-rsid="0034a936" style:font-size-asian="16pt" style:font-size-complex="16pt"/>
    </style:style>
    <style:style style:name="P9" style:family="paragraph" style:parent-style-name="Standard">
      <style:paragraph-properties fo:text-align="center" style:justify-single-word="false" fo:break-before="page"/>
      <style:text-properties style:font-name="Consolas" fo:font-size="16pt" officeooo:paragraph-rsid="00367bbe" style:font-size-asian="16pt" style:font-size-complex="16pt"/>
    </style:style>
    <style:style style:name="P10" style:family="paragraph" style:parent-style-name="Standard">
      <style:paragraph-properties fo:text-align="center" style:justify-single-word="false"/>
      <style:text-properties style:font-name="Consolas" fo:font-size="16pt" officeooo:paragraph-rsid="00367bbe" style:font-size-asian="16pt" style:font-size-complex="16pt"/>
    </style:style>
    <style:style style:name="P11" style:family="paragraph" style:parent-style-name="Standard">
      <style:paragraph-properties fo:text-align="center" style:justify-single-word="false" fo:break-before="page"/>
      <style:text-properties style:font-name="Consolas" fo:font-size="16pt" officeooo:paragraph-rsid="005bf2c7" style:font-size-asian="16pt" style:font-size-complex="16pt"/>
    </style:style>
    <style:style style:name="P12" style:family="paragraph" style:parent-style-name="Standard">
      <style:paragraph-properties fo:text-align="center" style:justify-single-word="false"/>
      <style:text-properties style:font-name="Consolas" fo:font-size="16pt" officeooo:paragraph-rsid="005bf2c7" style:font-size-asian="16pt" style:font-size-complex="16pt"/>
    </style:style>
    <style:style style:name="P13" style:family="paragraph" style:parent-style-name="Standard">
      <style:paragraph-properties fo:text-align="center" style:justify-single-word="false" fo:break-before="page"/>
      <style:text-properties style:font-name="Consolas" fo:font-size="16pt" officeooo:paragraph-rsid="0063c3b7" style:font-size-asian="16pt" style:font-size-complex="16pt"/>
    </style:style>
    <style:style style:name="P14" style:family="paragraph" style:parent-style-name="Standard">
      <style:paragraph-properties fo:text-align="center" style:justify-single-word="false"/>
      <style:text-properties style:font-name="Consolas" fo:font-size="16pt" officeooo:paragraph-rsid="0063c3b7" style:font-size-asian="16pt" style:font-size-complex="16pt"/>
    </style:style>
    <style:style style:name="P15" style:family="paragraph" style:parent-style-name="Standard">
      <style:paragraph-properties fo:text-align="justify" style:justify-single-word="false"/>
      <style:text-properties style:font-name="Consolas" fo:font-size="16pt" style:font-size-asian="16pt" style:font-size-complex="16pt"/>
    </style:style>
    <style:style style:name="P16" style:family="paragraph" style:parent-style-name="Standard">
      <style:paragraph-properties fo:text-align="justify" style:justify-single-word="false"/>
      <style:text-properties style:font-name="Consolas" fo:font-size="16pt" officeooo:rsid="002855d6" officeooo:paragraph-rsid="002855d6" style:font-size-asian="16pt" style:font-size-complex="16pt"/>
    </style:style>
    <style:style style:name="P17" style:family="paragraph" style:parent-style-name="Standard">
      <style:paragraph-properties fo:text-align="center" style:justify-single-word="false"/>
      <style:text-properties style:font-name="Consolas" fo:font-size="18pt" fo:font-style="italic" fo:font-weight="bold" style:font-size-asian="18pt" style:font-style-asian="italic" style:font-weight-asian="bold" style:font-size-complex="18pt" style:font-style-complex="italic" style:font-weight-complex="bold"/>
    </style:style>
    <style:style style:name="P18" style:family="paragraph" style:parent-style-name="Standard">
      <style:paragraph-properties fo:text-align="center" style:justify-single-word="false"/>
      <style:text-properties style:font-name="Consolas" fo:font-size="18pt" fo:font-style="italic" fo:font-weight="bold" officeooo:paragraph-rsid="0017fe09" style:font-size-asian="18pt" style:font-style-asian="italic" style:font-weight-asian="bold" style:font-size-complex="18pt" style:font-style-complex="italic" style:font-weight-complex="bold"/>
    </style:style>
    <style:style style:name="P19" style:family="paragraph" style:parent-style-name="Standard">
      <style:paragraph-properties fo:text-align="center" style:justify-single-word="false"/>
      <style:text-properties style:font-name="Consolas" fo:font-size="18pt" fo:font-style="italic" fo:font-weight="bold" officeooo:paragraph-rsid="0034a936" style:font-size-asian="18pt" style:font-style-asian="italic" style:font-weight-asian="bold" style:font-size-complex="18pt" style:font-style-complex="italic" style:font-weight-complex="bold"/>
    </style:style>
    <style:style style:name="P20" style:family="paragraph" style:parent-style-name="Standard">
      <style:paragraph-properties fo:text-align="center" style:justify-single-word="false"/>
      <style:text-properties style:font-name="Consolas" fo:font-size="18pt" fo:font-style="italic" fo:font-weight="bold" officeooo:paragraph-rsid="00367bbe" style:font-size-asian="18pt" style:font-style-asian="italic" style:font-weight-asian="bold" style:font-size-complex="18pt" style:font-style-complex="italic" style:font-weight-complex="bold"/>
    </style:style>
    <style:style style:name="P21" style:family="paragraph" style:parent-style-name="Standard">
      <style:paragraph-properties fo:text-align="center" style:justify-single-word="false"/>
      <style:text-properties style:font-name="Consolas" fo:font-size="18pt" fo:font-style="italic" fo:font-weight="bold" officeooo:paragraph-rsid="005bf2c7" style:font-size-asian="18pt" style:font-style-asian="italic" style:font-weight-asian="bold" style:font-size-complex="18pt" style:font-style-complex="italic" style:font-weight-complex="bold"/>
    </style:style>
    <style:style style:name="P22" style:family="paragraph" style:parent-style-name="Standard">
      <style:paragraph-properties fo:text-align="center" style:justify-single-word="false"/>
      <style:text-properties style:font-name="Consolas" fo:font-size="18pt" fo:font-style="italic" fo:font-weight="bold" officeooo:paragraph-rsid="0063c3b7" style:font-size-asian="18pt" style:font-style-asian="italic" style:font-weight-asian="bold" style:font-size-complex="18pt" style:font-style-complex="italic" style:font-weight-complex="bold"/>
    </style:style>
    <style:style style:name="P23" style:family="paragraph" style:parent-style-name="Standard">
      <style:paragraph-properties fo:text-align="justify" style:justify-single-word="false"/>
      <style:text-properties style:font-name="Consolas" fo:font-size="14pt" officeooo:rsid="00447651" officeooo:paragraph-rsid="0063c3b7" style:font-size-asian="14pt" style:font-size-complex="14pt"/>
    </style:style>
    <style:style style:name="P24" style:family="paragraph" style:parent-style-name="Standard">
      <style:paragraph-properties fo:text-align="justify" style:justify-single-word="false"/>
      <style:text-properties style:font-name="Consolas" fo:font-size="14pt" officeooo:rsid="00447651" officeooo:paragraph-rsid="005cc5b3" style:font-size-asian="14pt" style:font-size-complex="14pt"/>
    </style:style>
    <style:style style:name="P25" style:family="paragraph" style:parent-style-name="Standard">
      <style:paragraph-properties fo:text-align="justify" style:justify-single-word="false"/>
      <style:text-properties style:font-name="Consolas" fo:font-size="14pt" officeooo:rsid="00447651" officeooo:paragraph-rsid="00447651" style:font-size-asian="14pt" style:font-size-complex="14pt"/>
    </style:style>
    <style:style style:name="P26" style:family="paragraph" style:parent-style-name="Standard">
      <style:paragraph-properties fo:text-align="justify" style:justify-single-word="false"/>
      <style:text-properties style:font-name="Consolas" fo:font-size="14pt" officeooo:paragraph-rsid="0035798e" style:font-size-asian="14pt" style:font-size-complex="14pt"/>
    </style:style>
    <style:style style:name="P27" style:family="paragraph" style:parent-style-name="Standard">
      <style:paragraph-properties fo:text-align="justify" style:justify-single-word="false"/>
      <style:text-properties style:font-name="Consolas" fo:font-size="14pt" style:font-size-asian="14pt" style:font-size-complex="14pt"/>
    </style:style>
    <style:style style:name="P28" style:family="paragraph" style:parent-style-name="Standard">
      <style:paragraph-properties fo:text-align="justify" style:justify-single-word="false"/>
      <style:text-properties style:font-name="Consolas" fo:font-size="14pt" officeooo:paragraph-rsid="00a5d744" style:font-size-asian="14pt" style:font-size-complex="14pt"/>
    </style:style>
    <style:style style:name="P29" style:family="paragraph" style:parent-style-name="Standard">
      <style:paragraph-properties fo:text-align="justify" style:justify-single-word="false" fo:break-before="page"/>
      <style:text-properties style:font-name="Consolas" fo:font-size="14pt" officeooo:paragraph-rsid="00a5d744" style:font-size-asian="14pt" style:font-size-complex="14pt"/>
    </style:style>
    <style:style style:name="P30" style:family="paragraph" style:parent-style-name="Standard">
      <style:paragraph-properties fo:text-align="justify" style:justify-single-word="false"/>
      <style:text-properties style:font-name="Consolas" fo:font-size="14pt" officeooo:paragraph-rsid="002e358a" style:font-size-asian="14pt" style:font-size-complex="14pt"/>
    </style:style>
    <style:style style:name="P31" style:family="paragraph" style:parent-style-name="Standard">
      <style:text-properties style:font-name="Consolas" fo:font-size="14pt" style:font-size-asian="14pt" style:font-size-complex="14pt"/>
    </style:style>
    <style:style style:name="P32" style:family="paragraph" style:parent-style-name="Standard">
      <style:text-properties style:font-name="Consolas" fo:font-size="14pt" officeooo:rsid="00163a2b" officeooo:paragraph-rsid="00163a2b" style:font-size-asian="14pt" style:font-size-complex="14pt"/>
    </style:style>
    <style:style style:name="P33" style:family="paragraph" style:parent-style-name="Standard">
      <style:paragraph-properties fo:text-align="justify" style:justify-single-word="false"/>
      <style:text-properties style:font-name="Consolas" fo:font-size="14pt" officeooo:rsid="005cdcb0" officeooo:paragraph-rsid="005cdcb0" style:font-size-asian="14pt" style:font-size-complex="14pt"/>
    </style:style>
    <style:style style:name="P34" style:family="paragraph" style:parent-style-name="Standard">
      <style:paragraph-properties fo:text-align="justify" style:justify-single-word="false"/>
      <style:text-properties style:font-name="Consolas" fo:font-size="14pt" officeooo:rsid="002855d6" officeooo:paragraph-rsid="002855d6" style:font-size-asian="14pt" style:font-size-complex="14pt"/>
    </style:style>
    <style:style style:name="P35" style:family="paragraph" style:parent-style-name="Standard">
      <style:paragraph-properties fo:text-align="justify" style:justify-single-word="false"/>
      <style:text-properties style:font-name="Consolas" fo:font-size="14pt" officeooo:rsid="00395fe7" officeooo:paragraph-rsid="00395fe7" style:font-size-asian="14pt" style:font-size-complex="14pt"/>
    </style:style>
    <style:style style:name="P36" style:family="paragraph" style:parent-style-name="Standard">
      <style:paragraph-properties fo:text-align="justify" style:justify-single-word="false"/>
      <style:text-properties style:font-name="Consolas" fo:font-size="14pt" officeooo:rsid="00292cbc" officeooo:paragraph-rsid="00292cbc" style:font-size-asian="14pt" style:font-size-complex="14pt"/>
    </style:style>
    <style:style style:name="P37" style:family="paragraph" style:parent-style-name="Standard">
      <style:paragraph-properties fo:text-align="justify" style:justify-single-word="false"/>
      <style:text-properties style:font-name="Consolas" fo:font-size="14pt" officeooo:rsid="002b706e" officeooo:paragraph-rsid="002b706e" style:font-size-asian="14pt" style:font-size-complex="14pt"/>
    </style:style>
    <style:style style:name="P38" style:family="paragraph" style:parent-style-name="Standard">
      <style:paragraph-properties fo:text-align="justify" style:justify-single-word="false"/>
      <style:text-properties style:font-name="Consolas" fo:font-size="14pt" officeooo:rsid="0047d773" officeooo:paragraph-rsid="0047d773" style:font-size-asian="14pt" style:font-size-complex="14pt"/>
    </style:style>
    <style:style style:name="P39" style:family="paragraph" style:parent-style-name="Standard">
      <style:paragraph-properties fo:text-align="justify" style:justify-single-word="false"/>
      <style:text-properties style:font-name="Consolas" fo:font-size="14pt" officeooo:rsid="004a43cd" officeooo:paragraph-rsid="0054a6a7" style:font-size-asian="14pt" style:font-size-complex="14pt"/>
    </style:style>
    <style:style style:name="P40" style:family="paragraph" style:parent-style-name="Standard">
      <style:paragraph-properties fo:text-align="justify" style:justify-single-word="false"/>
      <style:text-properties style:font-name="Consolas" fo:font-size="14pt" officeooo:rsid="004a43cd" officeooo:paragraph-rsid="004a43cd" style:font-size-asian="14pt" style:font-size-complex="14pt"/>
    </style:style>
    <style:style style:name="P41" style:family="paragraph" style:parent-style-name="Standard">
      <style:paragraph-properties fo:text-align="justify" style:justify-single-word="false"/>
      <style:text-properties style:font-name="Consolas" fo:font-size="14pt" officeooo:rsid="004f20e7" officeooo:paragraph-rsid="0054a6a7" style:font-size-asian="14pt" style:font-size-complex="14pt"/>
    </style:style>
    <style:style style:name="P42" style:family="paragraph" style:parent-style-name="Standard">
      <style:paragraph-properties fo:text-align="justify" style:justify-single-word="false"/>
      <style:text-properties style:font-name="Consolas" fo:font-size="14pt" officeooo:rsid="0037727f" officeooo:paragraph-rsid="0037727f" style:font-size-asian="14pt" style:font-size-complex="14pt"/>
    </style:style>
    <style:style style:name="P43" style:family="paragraph" style:parent-style-name="Standard">
      <style:paragraph-properties fo:text-align="justify" style:justify-single-word="false"/>
      <style:text-properties style:font-name="Consolas" fo:font-size="14pt" officeooo:rsid="006e6a3f" officeooo:paragraph-rsid="006e6a3f" style:font-size-asian="14pt" style:font-size-complex="14pt"/>
    </style:style>
    <style:style style:name="P44" style:family="paragraph" style:parent-style-name="Standard">
      <style:paragraph-properties fo:text-align="justify" style:justify-single-word="false"/>
      <style:text-properties style:font-name="Consolas" fo:font-size="14pt" officeooo:rsid="006fe492" officeooo:paragraph-rsid="006fe492" style:font-size-asian="14pt" style:font-size-complex="14pt"/>
    </style:style>
    <style:style style:name="P45" style:family="paragraph" style:parent-style-name="Standard">
      <style:paragraph-properties fo:text-align="justify" style:justify-single-word="false"/>
      <style:text-properties style:font-name="Consolas" fo:font-size="14pt" officeooo:rsid="00711403" officeooo:paragraph-rsid="00711403" style:font-size-asian="14pt" style:font-size-complex="14pt"/>
    </style:style>
    <style:style style:name="P46" style:family="paragraph" style:parent-style-name="Standard">
      <style:paragraph-properties fo:text-align="justify" style:justify-single-word="false"/>
      <style:text-properties style:font-name="Consolas" fo:font-size="14pt" officeooo:rsid="00743bb0" officeooo:paragraph-rsid="00743bb0" style:font-size-asian="14pt" style:font-size-complex="14pt"/>
    </style:style>
    <style:style style:name="P47" style:family="paragraph" style:parent-style-name="Standard">
      <style:paragraph-properties fo:text-align="justify" style:justify-single-word="false"/>
      <style:text-properties style:font-name="Consolas" fo:font-size="14pt" officeooo:rsid="00b7658e" officeooo:paragraph-rsid="00b7658e" style:font-size-asian="14pt" style:font-size-complex="14pt"/>
    </style:style>
    <style:style style:name="P48" style:family="paragraph" style:parent-style-name="Standard">
      <style:paragraph-properties fo:text-align="justify" style:justify-single-word="false"/>
      <style:text-properties style:font-name="Consolas" fo:font-size="14pt" officeooo:rsid="00b81b29" officeooo:paragraph-rsid="00b81b29" style:font-size-asian="14pt" style:font-size-complex="14pt"/>
    </style:style>
    <style:style style:name="P49" style:family="paragraph" style:parent-style-name="Standard">
      <style:paragraph-properties fo:text-align="justify" style:justify-single-word="false"/>
      <style:text-properties style:font-name="Consolas" fo:font-size="14pt" officeooo:rsid="00b81b29" officeooo:paragraph-rsid="00cdf83f" style:font-size-asian="14pt" style:font-size-complex="14pt"/>
    </style:style>
    <style:style style:name="P50" style:family="paragraph" style:parent-style-name="Standard">
      <style:paragraph-properties fo:text-align="justify" style:justify-single-word="false"/>
      <style:text-properties style:font-name="Consolas" fo:font-size="14pt" officeooo:rsid="00b9c343" officeooo:paragraph-rsid="00b9c343" style:font-size-asian="14pt" style:font-size-complex="14pt"/>
    </style:style>
    <style:style style:name="P51" style:family="paragraph" style:parent-style-name="Standard">
      <style:paragraph-properties fo:text-align="justify" style:justify-single-word="false"/>
      <style:text-properties style:font-name="Consolas" fo:font-size="14pt" officeooo:rsid="00ba5d0f" officeooo:paragraph-rsid="00ba5d0f" style:font-size-asian="14pt" style:font-size-complex="14pt"/>
    </style:style>
    <style:style style:name="P52" style:family="paragraph" style:parent-style-name="Standard">
      <style:paragraph-properties fo:text-align="justify" style:justify-single-word="false"/>
      <style:text-properties style:font-name="Consolas" fo:font-size="14pt" officeooo:rsid="00d48412" officeooo:paragraph-rsid="00cdf83f" style:font-size-asian="14pt" style:font-size-complex="14pt"/>
    </style:style>
    <style:style style:name="P53" style:family="paragraph" style:parent-style-name="Standard">
      <style:paragraph-properties fo:text-align="justify" style:justify-single-word="false"/>
      <style:text-properties style:font-name="Consolas" fo:font-size="14pt" officeooo:rsid="00d48412" officeooo:paragraph-rsid="00d48412" style:font-size-asian="14pt" style:font-size-complex="14pt"/>
    </style:style>
    <style:style style:name="P54" style:family="paragraph" style:parent-style-name="Standard">
      <style:paragraph-properties fo:text-align="justify" style:justify-single-word="false"/>
      <style:text-properties style:font-name="Consolas" fo:font-size="14pt" officeooo:rsid="00d4cf44" officeooo:paragraph-rsid="00d4cf44" style:font-size-asian="14pt" style:font-size-complex="14pt"/>
    </style:style>
    <style:style style:name="P55" style:family="paragraph" style:parent-style-name="Standard">
      <style:paragraph-properties fo:text-align="justify" style:justify-single-word="false"/>
      <style:text-properties style:font-name="Consolas" fo:font-size="14pt" officeooo:rsid="00d66c15" officeooo:paragraph-rsid="00d66c15" style:font-size-asian="14pt" style:font-size-complex="14pt"/>
    </style:style>
    <style:style style:name="P56" style:family="paragraph" style:parent-style-name="Standard">
      <style:paragraph-properties fo:text-align="justify" style:justify-single-word="false"/>
      <style:text-properties style:font-name="Consolas" fo:font-size="14pt" officeooo:rsid="00226600" officeooo:paragraph-rsid="00226600" style:font-size-asian="14pt" style:font-size-complex="14pt"/>
    </style:style>
    <style:style style:name="P57" style:family="paragraph" style:parent-style-name="Standard">
      <style:paragraph-properties fo:text-align="justify" style:justify-single-word="false"/>
      <style:text-properties style:font-name="Consolas" fo:font-size="14pt" officeooo:rsid="002328f6" officeooo:paragraph-rsid="002328f6" style:font-size-asian="14pt" style:font-size-complex="14pt"/>
    </style:style>
    <style:style style:name="P58" style:family="paragraph" style:parent-style-name="Standard">
      <style:paragraph-properties fo:text-align="justify" style:justify-single-word="false"/>
      <style:text-properties style:font-name="Consolas" fo:font-size="14pt" officeooo:rsid="0024c103" officeooo:paragraph-rsid="0024c103" style:font-size-asian="14pt" style:font-size-complex="14pt"/>
    </style:style>
    <style:style style:name="P59" style:family="paragraph" style:parent-style-name="Standard">
      <style:paragraph-properties fo:text-align="justify" style:justify-single-word="false"/>
      <style:text-properties style:font-name="Consolas" fo:font-size="14pt" fo:font-weight="bold" officeooo:rsid="0061ee2f" officeooo:paragraph-rsid="0063c3b7" style:font-size-asian="14pt" style:font-weight-asian="bold" style:font-size-complex="14pt" style:font-weight-complex="bold"/>
    </style:style>
    <style:style style:name="P60" style:family="paragraph" style:parent-style-name="Standard">
      <style:paragraph-properties fo:text-align="center" style:justify-single-word="false"/>
      <style:text-properties style:font-name="Consolas" fo:font-size="14pt" fo:font-weight="bold" officeooo:rsid="0051fce6" officeooo:paragraph-rsid="00992497" style:font-size-asian="14pt" style:font-weight-asian="bold" style:font-size-complex="14pt" style:font-weight-complex="bold"/>
    </style:style>
    <style:style style:name="P61" style:family="paragraph" style:parent-style-name="Standard">
      <style:paragraph-properties fo:text-align="center" style:justify-single-word="false"/>
      <style:text-properties style:font-name="Consolas" fo:font-size="14pt" fo:font-weight="bold" officeooo:rsid="0051fce6" officeooo:paragraph-rsid="0051fce6" style:font-size-asian="14pt" style:font-weight-asian="bold" style:font-size-complex="14pt" style:font-weight-complex="bold"/>
    </style:style>
    <style:style style:name="P62" style:family="paragraph" style:parent-style-name="Standard">
      <style:paragraph-properties fo:text-align="justify" style:justify-single-word="false"/>
      <style:text-properties style:font-name="Consolas" fo:font-size="14pt" fo:font-weight="bold" officeooo:rsid="005b514d" officeooo:paragraph-rsid="005cdcb0"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font-name="Consolas" fo:font-size="14pt" fo:font-weight="bold" officeooo:rsid="00341d1d" officeooo:paragraph-rsid="0080c7c6" style:font-size-asian="14pt" style:font-weight-asian="bold" style:font-size-complex="14pt" style:font-weight-complex="bold"/>
    </style:style>
    <style:style style:name="P64" style:family="paragraph" style:parent-style-name="Standard">
      <style:paragraph-properties fo:text-align="justify" style:justify-single-word="false"/>
      <style:text-properties style:font-name="Consolas" fo:font-size="14pt" fo:font-weight="bold" officeooo:rsid="00341d1d" officeooo:paragraph-rsid="00341d1d" style:font-size-asian="14pt" style:font-weight-asian="bold" style:font-size-complex="14pt" style:font-weight-complex="bold"/>
    </style:style>
    <style:style style:name="P65" style:family="paragraph" style:parent-style-name="Standard">
      <style:paragraph-properties fo:text-align="justify" style:justify-single-word="false"/>
      <style:text-properties style:font-name="Consolas" fo:font-size="14pt" fo:font-weight="bold"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Consolas" fo:font-size="14pt" fo:font-weight="bold" officeooo:paragraph-rsid="00a5d744"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Consolas" fo:font-size="14pt" fo:font-weight="normal" officeooo:rsid="006996a0" officeooo:paragraph-rsid="006996a0" style:font-size-asian="14pt" style:font-weight-asian="normal" style:font-size-complex="14pt" style:font-weight-complex="normal"/>
    </style:style>
    <style:style style:name="P68" style:family="paragraph" style:parent-style-name="Standard">
      <style:paragraph-properties fo:text-align="justify" style:justify-single-word="false"/>
      <style:text-properties style:font-name="Consolas" fo:font-size="14pt" fo:font-weight="normal" officeooo:rsid="0092a710" officeooo:paragraph-rsid="0097e8cd" style:font-size-asian="14pt" style:font-weight-asian="normal" style:font-size-complex="14pt" style:font-weight-complex="normal"/>
    </style:style>
    <style:style style:name="P69" style:family="paragraph" style:parent-style-name="Standard">
      <style:paragraph-properties fo:text-align="justify" style:justify-single-word="false"/>
      <style:text-properties style:font-name="Consolas" fo:font-size="14pt" fo:font-weight="normal" officeooo:rsid="007defc5" officeooo:paragraph-rsid="007c7b7e" style:font-size-asian="14pt" style:font-weight-asian="normal" style:font-size-complex="14pt" style:font-weight-complex="normal"/>
    </style:style>
    <style:style style:name="P70" style:family="paragraph" style:parent-style-name="Standard">
      <style:text-properties style:font-name="Consolas" fo:font-size="14pt" fo:font-style="italic" officeooo:rsid="00163a2b" officeooo:paragraph-rsid="00163a2b" style:font-size-asian="14pt" style:font-style-asian="italic" style:font-size-complex="14pt" style:font-style-complex="italic"/>
    </style:style>
    <style:style style:name="P71" style:family="paragraph" style:parent-style-name="Standard">
      <style:paragraph-properties fo:text-align="justify" style:justify-single-word="false"/>
      <style:text-properties style:font-name="Consolas" fo:font-size="14pt" fo:font-style="italic" fo:font-weight="bold" style:font-size-asian="14pt" style:font-style-asian="italic" style:font-weight-asian="bold" style:font-size-complex="14pt" style:font-style-complex="italic" style:font-weight-complex="bold"/>
    </style:style>
    <style:style style:name="T1" style:family="text">
      <style:text-properties officeooo:rsid="00163a2b"/>
    </style:style>
    <style:style style:name="T2" style:family="text">
      <style:text-properties fo:font-weight="bold" style:font-weight-asian="bold" style:font-weight-complex="bold"/>
    </style:style>
    <style:style style:name="T3" style:family="text">
      <style:text-properties fo:font-weight="bold" officeooo:rsid="0035798e" style:font-weight-asian="bold" style:font-weight-complex="bold"/>
    </style:style>
    <style:style style:name="T4" style:family="text">
      <style:text-properties fo:font-weight="bold" officeooo:rsid="005b514d" style:font-weight-asian="bold" style:font-weight-complex="bold"/>
    </style:style>
    <style:style style:name="T5" style:family="text">
      <style:text-properties fo:font-weight="bold" officeooo:rsid="00447651" style:font-weight-asian="bold" style:font-weight-complex="bold"/>
    </style:style>
    <style:style style:name="T6" style:family="text">
      <style:text-properties fo:font-weight="bold" officeooo:rsid="0061d34d" style:font-weight-asian="bold" style:font-weight-complex="bold"/>
    </style:style>
    <style:style style:name="T7" style:family="text">
      <style:text-properties fo:font-weight="bold" officeooo:rsid="0061ee2f" style:font-weight-asian="bold" style:font-weight-complex="bold"/>
    </style:style>
    <style:style style:name="T8" style:family="text">
      <style:text-properties fo:font-weight="bold" officeooo:rsid="0065be08" style:font-weight-asian="bold" style:font-weight-complex="bold"/>
    </style:style>
    <style:style style:name="T9" style:family="text">
      <style:text-properties fo:font-weight="bold" officeooo:rsid="00401929" style:font-weight-asian="bold" style:font-weight-complex="bold"/>
    </style:style>
    <style:style style:name="T10" style:family="text">
      <style:text-properties fo:font-weight="bold" officeooo:rsid="00435d11" style:font-weight-asian="bold" style:font-weight-complex="bold"/>
    </style:style>
    <style:style style:name="T11" style:family="text">
      <style:text-properties fo:font-weight="bold" officeooo:rsid="00418898" style:font-weight-asian="bold" style:font-weight-complex="bold"/>
    </style:style>
    <style:style style:name="T12" style:family="text">
      <style:text-properties fo:font-weight="bold" officeooo:rsid="0097bee4" style:font-weight-asian="bold" style:font-weight-complex="bold"/>
    </style:style>
    <style:style style:name="T13" style:family="text">
      <style:text-properties fo:font-weight="bold" officeooo:rsid="00a44a8b" style:font-weight-asian="bold" style:font-weight-complex="bold"/>
    </style:style>
    <style:style style:name="T14" style:family="text">
      <style:text-properties fo:font-weight="bold" officeooo:rsid="00743bb0" style:font-weight-asian="bold" style:font-weight-complex="bold"/>
    </style:style>
    <style:style style:name="T15" style:family="text">
      <style:text-properties fo:font-weight="bold" officeooo:rsid="00d7b3cd" style:font-weight-asian="bold" style:font-weight-complex="bold"/>
    </style:style>
    <style:style style:name="T16" style:family="text">
      <style:text-properties fo:font-weight="bold" officeooo:rsid="00e397ab" style:font-weight-asian="bold" style:font-weight-complex="bold"/>
    </style:style>
    <style:style style:name="T17" style:family="text">
      <style:text-properties fo:font-weight="bold" officeooo:rsid="002e358a" style:font-weight-asian="bold" style:font-weight-complex="bold"/>
    </style:style>
    <style:style style:name="T18" style:family="text">
      <style:text-properties fo:font-weight="bold" officeooo:rsid="00e6ecd4" style:font-weight-asian="bold" style:font-weight-complex="bold"/>
    </style:style>
    <style:style style:name="T19" style:family="text">
      <style:text-properties officeooo:rsid="0017fe09"/>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1ac628"/>
    </style:style>
    <style:style style:name="T23" style:family="text">
      <style:text-properties officeooo:rsid="001c1687"/>
    </style:style>
    <style:style style:name="T24" style:family="text">
      <style:text-properties style:text-underline-style="none"/>
    </style:style>
    <style:style style:name="T25" style:family="text">
      <style:text-properties style:text-underline-style="none" officeooo:rsid="001ded63"/>
    </style:style>
    <style:style style:name="T26" style:family="text">
      <style:text-properties officeooo:rsid="001f9beb"/>
    </style:style>
    <style:style style:name="T27" style:family="text">
      <style:text-properties officeooo:rsid="0021eee1"/>
    </style:style>
    <style:style style:name="T28" style:family="text">
      <style:text-properties officeooo:rsid="002252f7"/>
    </style:style>
    <style:style style:name="T29" style:family="text">
      <style:text-properties officeooo:rsid="002b221c"/>
    </style:style>
    <style:style style:name="T30" style:family="text">
      <style:text-properties officeooo:rsid="002c6463"/>
    </style:style>
    <style:style style:name="T31" style:family="text">
      <style:text-properties officeooo:rsid="0030194b"/>
    </style:style>
    <style:style style:name="T32" style:family="text">
      <style:text-properties officeooo:rsid="00317224"/>
    </style:style>
    <style:style style:name="T33" style:family="text">
      <style:text-properties officeooo:rsid="0031e7dc"/>
    </style:style>
    <style:style style:name="T34" style:family="text">
      <style:text-properties officeooo:rsid="00367bbe"/>
    </style:style>
    <style:style style:name="T35" style:family="text">
      <style:text-properties officeooo:rsid="00397f79"/>
    </style:style>
    <style:style style:name="T36" style:family="text">
      <style:text-properties officeooo:rsid="003b46cd"/>
    </style:style>
    <style:style style:name="T37" style:family="text">
      <style:text-properties officeooo:rsid="003d437e"/>
    </style:style>
    <style:style style:name="T38" style:family="text">
      <style:text-properties officeooo:rsid="003e22da"/>
    </style:style>
    <style:style style:name="T39" style:family="text">
      <style:text-properties officeooo:rsid="00447651"/>
    </style:style>
    <style:style style:name="T40" style:family="text">
      <style:text-properties officeooo:rsid="0046e4be"/>
    </style:style>
    <style:style style:name="T41" style:family="text">
      <style:text-properties officeooo:rsid="0049a926"/>
    </style:style>
    <style:style style:name="T42" style:family="text">
      <style:text-properties officeooo:rsid="004b5637"/>
    </style:style>
    <style:style style:name="T43" style:family="text">
      <style:text-properties officeooo:rsid="004d767e"/>
    </style:style>
    <style:style style:name="T44" style:family="text">
      <style:text-properties officeooo:rsid="0050a2d5"/>
    </style:style>
    <style:style style:name="T45" style:family="text">
      <style:text-properties officeooo:rsid="00563790"/>
    </style:style>
    <style:style style:name="T46" style:family="text">
      <style:text-properties officeooo:rsid="0057db9a"/>
    </style:style>
    <style:style style:name="T47" style:family="text">
      <style:text-properties officeooo:rsid="0059c91a"/>
    </style:style>
    <style:style style:name="T48" style:family="text">
      <style:text-properties officeooo:rsid="005ca928"/>
    </style:style>
    <style:style style:name="T49" style:family="text">
      <style:text-properties officeooo:rsid="005cc5b3"/>
    </style:style>
    <style:style style:name="T50" style:family="text">
      <style:text-properties officeooo:rsid="005cdcb0"/>
    </style:style>
    <style:style style:name="T51" style:family="text">
      <style:text-properties officeooo:rsid="005f6356"/>
    </style:style>
    <style:style style:name="T52" style:family="text">
      <style:text-properties officeooo:rsid="0060bf54"/>
    </style:style>
    <style:style style:name="T53" style:family="text">
      <style:text-properties officeooo:rsid="00612dd5"/>
    </style:style>
    <style:style style:name="T54" style:family="text">
      <style:text-properties officeooo:rsid="0062742d"/>
    </style:style>
    <style:style style:name="T55" style:family="text">
      <style:text-properties officeooo:rsid="0063c3b7"/>
    </style:style>
    <style:style style:name="T56" style:family="text">
      <style:text-properties officeooo:rsid="0066a2d7"/>
    </style:style>
    <style:style style:name="T57" style:family="text">
      <style:text-properties officeooo:rsid="006bb92e"/>
    </style:style>
    <style:style style:name="T58" style:family="text">
      <style:text-properties officeooo:rsid="006da85f"/>
    </style:style>
    <style:style style:name="T59" style:family="text">
      <style:text-properties officeooo:rsid="006dea6a"/>
    </style:style>
    <style:style style:name="T60" style:family="text">
      <style:text-properties officeooo:rsid="00729cff"/>
    </style:style>
    <style:style style:name="T61" style:family="text">
      <style:text-properties officeooo:rsid="007391f3"/>
    </style:style>
    <style:style style:name="T62" style:family="text">
      <style:text-properties officeooo:rsid="007defc5"/>
    </style:style>
    <style:style style:name="T63" style:family="text">
      <style:text-properties fo:font-weight="normal" officeooo:rsid="00226600" style:font-weight-asian="normal" style:font-weight-complex="normal"/>
    </style:style>
    <style:style style:name="T64" style:family="text">
      <style:text-properties fo:font-weight="normal" officeooo:rsid="002328f6" style:font-weight-asian="normal" style:font-weight-complex="normal"/>
    </style:style>
    <style:style style:name="T65" style:family="text">
      <style:text-properties fo:font-weight="normal" officeooo:rsid="00a44a8b" style:font-weight-asian="normal" style:font-weight-complex="normal"/>
    </style:style>
    <style:style style:name="T66" style:family="text">
      <style:text-properties officeooo:rsid="00891801"/>
    </style:style>
    <style:style style:name="T67" style:family="text">
      <style:text-properties officeooo:rsid="0097bee4"/>
    </style:style>
    <style:style style:name="T68" style:family="text">
      <style:text-properties officeooo:rsid="009b59de"/>
    </style:style>
    <style:style style:name="T69" style:family="text">
      <style:text-properties officeooo:rsid="009cb9e0"/>
    </style:style>
    <style:style style:name="T70" style:family="text">
      <style:text-properties officeooo:rsid="009cd68b"/>
    </style:style>
    <style:style style:name="T71" style:family="text">
      <style:text-properties officeooo:rsid="00a12a19"/>
    </style:style>
    <style:style style:name="T72" style:family="text">
      <style:text-properties officeooo:rsid="00a31dee"/>
    </style:style>
    <style:style style:name="T73" style:family="text">
      <style:text-properties officeooo:rsid="00a39a88"/>
    </style:style>
    <style:style style:name="T74" style:family="text">
      <style:text-properties officeooo:rsid="00a44a8b"/>
    </style:style>
    <style:style style:name="T75" style:family="text">
      <style:text-properties officeooo:rsid="00ab2b32"/>
    </style:style>
    <style:style style:name="T76" style:family="text">
      <style:text-properties officeooo:rsid="00ac0349"/>
    </style:style>
    <style:style style:name="T77" style:family="text">
      <style:text-properties officeooo:rsid="00aca058"/>
    </style:style>
    <style:style style:name="T78" style:family="text">
      <style:text-properties officeooo:rsid="00ad3f0c"/>
    </style:style>
    <style:style style:name="T79" style:family="text">
      <style:text-properties officeooo:rsid="00aebf39"/>
    </style:style>
    <style:style style:name="T80" style:family="text">
      <style:text-properties officeooo:rsid="00afb37b"/>
    </style:style>
    <style:style style:name="T81" style:family="text">
      <style:text-properties officeooo:rsid="00b1158e"/>
    </style:style>
    <style:style style:name="T82" style:family="text">
      <style:text-properties officeooo:rsid="00b27d09"/>
    </style:style>
    <style:style style:name="T83" style:family="text">
      <style:text-properties officeooo:rsid="00b29d7a"/>
    </style:style>
    <style:style style:name="T84" style:family="text">
      <style:text-properties officeooo:rsid="00b477ba"/>
    </style:style>
    <style:style style:name="T85" style:family="text">
      <style:text-properties officeooo:rsid="00b4b09e"/>
    </style:style>
    <style:style style:name="T86" style:family="text">
      <style:text-properties officeooo:rsid="00b554e1"/>
    </style:style>
    <style:style style:name="T87" style:family="text">
      <style:text-properties officeooo:rsid="00bae6dc"/>
    </style:style>
    <style:style style:name="T88" style:family="text">
      <style:text-properties officeooo:rsid="00bc6b8f"/>
    </style:style>
    <style:style style:name="T89" style:family="text">
      <style:text-properties officeooo:rsid="00bd1e91"/>
    </style:style>
    <style:style style:name="T90" style:family="text">
      <style:text-properties officeooo:rsid="00c03f2e"/>
    </style:style>
    <style:style style:name="T91" style:family="text">
      <style:text-properties officeooo:rsid="00c0f7a6"/>
    </style:style>
    <style:style style:name="T92" style:family="text">
      <style:text-properties officeooo:rsid="00c18a19"/>
    </style:style>
    <style:style style:name="T93" style:family="text">
      <style:text-properties officeooo:rsid="00c27f1b"/>
    </style:style>
    <style:style style:name="T94" style:family="text">
      <style:text-properties officeooo:rsid="00c44ffc"/>
    </style:style>
    <style:style style:name="T95" style:family="text">
      <style:text-properties officeooo:rsid="00c61d9b"/>
    </style:style>
    <style:style style:name="T96" style:family="text">
      <style:text-properties officeooo:rsid="00c806e2"/>
    </style:style>
    <style:style style:name="T97" style:family="text">
      <style:text-properties officeooo:rsid="00c94fd8"/>
    </style:style>
    <style:style style:name="T98" style:family="text">
      <style:text-properties officeooo:rsid="00cac7ab"/>
    </style:style>
    <style:style style:name="T99" style:family="text">
      <style:text-properties officeooo:rsid="00cc48ee"/>
    </style:style>
    <style:style style:name="T100" style:family="text">
      <style:text-properties officeooo:rsid="00cc7420"/>
    </style:style>
    <style:style style:name="T101" style:family="text">
      <style:text-properties officeooo:rsid="00cdf83f"/>
    </style:style>
    <style:style style:name="T102" style:family="text">
      <style:text-properties officeooo:rsid="00d13f84"/>
    </style:style>
    <style:style style:name="T103" style:family="text">
      <style:text-properties officeooo:rsid="00d4af07"/>
    </style:style>
    <style:style style:name="T104" style:family="text">
      <style:text-properties officeooo:rsid="00d5c18c"/>
    </style:style>
    <style:style style:name="T105" style:family="text">
      <style:text-properties officeooo:rsid="00d7b3cd"/>
    </style:style>
    <style:style style:name="T106" style:family="text">
      <style:text-properties officeooo:rsid="00de8666"/>
    </style:style>
    <style:style style:name="T107" style:family="text">
      <style:text-properties officeooo:rsid="00e06012"/>
    </style:style>
    <style:style style:name="T108" style:family="text">
      <style:text-properties officeooo:rsid="002e358a"/>
    </style:style>
    <style:style style:name="T109" style:family="text">
      <style:text-properties officeooo:rsid="00e505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p>
      <text:p text:style-name="P1">PRÓLOGO</text:p>
      <text:p text:style-name="P2">--------------------------------------------------------</text:p>
      <text:p text:style-name="P15"/>
      <text:p text:style-name="P27"><text:span text:style-name="T2">Escena 1: </text:span>Kung Fu Man es un hombre sencillo que dirige y protege el Mountainside Temple el cuál le fue heredado, un día decide transmitir sus conocimientos con el mundo y anuncia la apertura del templo para llevar a cabo sesiones de entrenamiento por un precio atractivo. Se dice que Kung Fu man fue el mentor de muchos luchadores reconocidos hoy en día en las artes marciales o al menos llegaron a cruzarse con él alguna vez, pero entre todos, <text:span text:style-name="T68">existió</text:span> uno que destac<text:span text:style-name="T68">ó</text:span> por completo, fue a tal grado que se interesó por proteger el templo que consideraba su casa. <text:span text:style-name="T22">U</text:span>na alegre chica a la cuál apodó Kung Fu Girl.</text:p>
      <text:p text:style-name="P27"/>
      <text:p text:style-name="P28"><text:span text:style-name="T2">Escena 2:</text:span> Kung Fu Man y Kung Fu Girl llega<text:span text:style-name="T69">ron</text:span> a conocerse tan bien, que eventualmente terminaron desarrollando sentimientos uno por el otro. Sin embargo, Kung Fu Man deseaba estar solo para poder seguir mejorando su técnica y entrenar a nuevas generaciones, por lo que para mantener alejados sus sentimientos hacia Kung Fu Girl, le encomendó un viaje de auto-exploración. Kung Fu Girl estaba mal sentimentalmente, pues ella había demostrado ser merecedora del amor de Kung Fu Man, incluso <text:span text:style-name="T70">perfeccionó </text:span>sus técnicas, pero entendía la decisión de su maestro y partió con el corazón destrozado. <text:span text:style-name="T2">(Se desarrollará en la Historia de Kung Fu Girl)</text:span></text:p>
      <text:p text:style-name="P27"/>
      <text:p text:style-name="P27"><text:span text:style-name="T2">Escena 3:</text:span> Como siempre, no todo era color rosa y la maldad estaba escondida en algún rincón. Desde el gran alboroto que causó la apertura del Mountainside Temple, este estaba siendo "cazado" por una mafia liderada por alguien que se hacia llamar Suave Dude, un matón reconocido por invadir lugares lujosos <text:span text:style-name="T23">para luego</text:span> rentar <text:span text:style-name="T23">y</text:span> armar su imperio clandestino en las montañas.</text:p>
      <text:p text:style-name="P29"><text:span text:style-name="T2">Escena 4:</text:span> Un día, los secuaces de Suave Dude intentaron invadir el Mountainside Temple, pero fueron sorprendentemente detenidos por el poder de Kung Fu Man. Suave Dude estaba interesado en hacerse con el hogar de Kung Fu Man, porque se trataba de la propiedad más valiosa de toda la ciudad. Por lo que armó un nuevo plan para obtenerlo…</text:p>
      <text:p text:style-name="P66">(Se desarrollará en la Historia de Suave Dude)</text:p>
      <text:p text:style-name="P27"/>
      <text:p text:style-name="P27"><text:span text:style-name="T2">Escena 5:</text:span> Meses después del ataque de Suave Dude, Kung Fu Man recibió menos visitantes a su templo, pues los rumores decían que era un lugar peligroso, con el tiempo, él se sintió cada vez más solo, hasta el punto de que nadie más que las aves visitaban su viejo templo en las montañas y lo que más le preocupaba, era que había perdido a su estudiante más cercana, <text:span text:style-name="T71">pues </text:span>no p<text:span text:style-name="T71">udo</text:span> contactarla durante su viaje. Así que decidió perfeccionar su estilo Kung Fu para salir en busca de su verdadero amor.</text:p>
      <text:p text:style-name="P27"/>
      <text:p text:style-name="P27"><text:span text:style-name="T2">Escena 6:</text:span> Un día, Kung Fu Man se cruza con una mujer que le recordaba demasiado a Kung Fu Girl y fue amor a primera vista. Tras meses saliendo, Kung Fu Man se promete así mismo no cometer el mismo error que cometió con Kung Fu Girl y decide balancear su vida dedicándole tiempo a su nueva novia, pero también al Kung Fu.</text:p>
      <text:p text:style-name="P3">--------------------------------------------------------</text:p>
      <text:p text:style-name="P17">Capítulo 1: El<text:span text:style-name="T106"> Secuestr</text:span><text:span text:style-name="T107">o</text:span></text:p>
      <text:p text:style-name="P4">--------------------------------------------------------</text:p>
      <text:p text:style-name="P15"/>
      <text:p text:style-name="P27"><text:span text:style-name="T2">Escena 1:</text:span> Kung Fu Man y su novia salieron a caminar un rato como lo hacían de costumbre y derrepente fueron atacados por la banda de Suave Dude la cuál <text:span text:style-name="T72">permaneció </text:span>en silencio durante un par de meses.</text:p>
      <text:p text:style-name="P27"/>
      <text:p text:style-name="P27"><text:span text:style-name="T2">Escena 2:</text:span> Mientras Kung Fu Man estaba ocupado luchando con los <text:span text:style-name="T25">s</text:span><text:span text:style-name="T24">ecuaces</text:span>, Suave Dude capturó a su Novia, que si bien <text:span text:style-name="T73">aprendió</text:span> algo de Kung Fu, nunca había experimentado es<text:span text:style-name="T26">t</text:span>a situación y no supo defenderse.</text:p>
      <text:p text:style-name="P65"/>
      <text:p text:style-name="P27"><text:span text:style-name="T2">Novia de Kung Fu Man:</text:span> AYUDAAAA!</text:p>
      <text:p text:style-name="P27"/>
      <text:p text:style-name="P27"><text:span text:style-name="T2">Kung Fu Man:</text:span> Suave Dude suéltala!</text:p>
      <text:p text:style-name="P27"/>
      <text:p text:style-name="P27"><text:span text:style-name="T2">Suave Dude:</text:span> Ohhh pero mira que preciosura tenemos acá y dejaste tú casa sola amigo. 2x1</text:p>
      <text:p text:style-name="P27"/>
      <text:p text:style-name="P27">Kung Fu Man corre hacia Suave Dude e intenta usar su nueva técnica Kung Fu Crush, pero aún está incompleta y es noqueado por una patada triple sorpresa de Suave Dude.</text:p>
      <text:p text:style-name="P27"/>
      <text:p text:style-name="P27">En eso, lo dejan tirado bien lejos por las montañas y Suave Dude se dirige al templo con su novia</text:p>
      <text:p text:style-name="P27"/>
      <text:p text:style-name="P27"><text:span text:style-name="T2">Escena </text:span><text:span text:style-name="T16">3</text:span><text:span text:style-name="T2">:</text:span> Kung Fu Man recupera el conocimiento y recuerda lo último sucedido: <text:span text:style-name="T21">*Flashbacks de las escenas anteriores*</text:span></text:p>
      <text:p text:style-name="P71"/>
      <text:p text:style-name="P27"><text:span text:style-name="T2">Kung Fu Man:</text:span> Maldición, ese tipo no solo se llevó a mi novia sino que descuidé el templo también. Pero cómo rayos me noqueó, ¿Quién le enseñó Kung Fu a él y a sus secuaces?</text:p>
      <text:p text:style-name="P27"/>
      <text:p text:style-name="P27"><text:span text:style-name="T2">Escena 5:</text:span> Decidido a rescatar a su Novia y recuperar su Templo. Kung Fu Man ahora se dirige al pasadizo oculto del Templo de la Montaña para tomar por sorpresa a Suave Dude...</text:p>
      <text:p text:style-name="P5">--------------------------------------------------------</text:p>
      <text:p text:style-name="P18">Capítulo <text:span text:style-name="T19">2</text:span>: <text:span text:style-name="T45">Espejo Asesino</text:span></text:p>
      <text:p text:style-name="P6">--------------------------------------------------------</text:p>
      <text:p text:style-name="P65">Escena 1:</text:p>
      <text:p text:style-name="P65"/>
      <text:p text:style-name="P27"><text:span text:style-name="T2">Kung Fu Man:</text:span> Vaya, si que habían secuaces de Suave Dude en el pasadizo secreto, quizás haya obligado a mi novia a darle todos los planos para cubrir todas las rutas para evitar un ataque sorpresa. De cualquier forma, estoy mejorando mis técnicas gracias a la acción real...</text:p>
      <text:p text:style-name="P27"/>
      <text:p text:style-name="P27"><text:span text:style-name="T2">Kung Fu Man:</text:span> Vamos Suave Dude.. se dónde te estás ocultando, sal de una vez.</text:p>
      <text:p text:style-name="P27"/>
      <text:p text:style-name="P27">En ese momento una persona idéntica a Kung Fu Man aparece en frente</text:p>
      <text:p text:style-name="P27"/>
      <text:p text:style-name="P27"><text:span text:style-name="T2">Kung Fu Man:</text:span> Pero qué carajos, quién eres!?</text:p>
      <text:p text:style-name="P27"/>
      <text:p text:style-name="P27"><text:span text:style-name="T2">Evil Kung Fu Man:</text:span> HAHAHA, eres demasiado débil como para enfrentarte a mi, MUERE!</text:p>
      <text:p text:style-name="P27"/>
      <text:p text:style-name="P27">Al amenazarlo, <text:span text:style-name="T1">E</text:span>vil <text:span text:style-name="T1">K</text:span>ung <text:span text:style-name="T1">F</text:span>u <text:span text:style-name="T1">M</text:span>an saca un arma, dispara y <text:span text:style-name="T1">K</text:span>ung <text:span text:style-name="T1">F</text:span>u <text:span text:style-name="T1">M</text:span>an sale corriendo para pensar en una estrategia. Tras oír los disparos, Suave Dude hace acto de presencia.</text:p>
      <text:p text:style-name="P27"/>
      <text:p text:style-name="P27"><text:span text:style-name="T2">Suave Dude:</text:span> Qué ha pasado? lo has matado?</text:p>
      <text:p text:style-name="P27"/>
      <text:p text:style-name="P27"><text:span text:style-name="T2">Evil Kung Fu Man:</text:span> No señor, ha escapado al corredor, ahora mismo lo voy a masacrar!</text:p>
      <text:p text:style-name="P27"/>
      <text:p text:style-name="P27"><text:span text:style-name="T2">Suave Dude:</text:span> Excelenteee chico, mata al verdadero Kung Fu Man y podrás tomar su identidad por completo. Así conquistaremos los otros templos y haremos una fortuna! AHAHAHAHA</text:p>
      <text:p text:style-name="P5">--------------------------------------------------------</text:p>
      <text:p text:style-name="P18">Capítulo <text:span text:style-name="T19">3-</text:span><text:span text:style-name="T109">B</text:span>: <text:span text:style-name="T19">E</text:span><text:span text:style-name="T62">spíritu Roto</text:span><text:span text:style-name="T19"> (Ruta </text:span><text:span text:style-name="T53">2</text:span><text:span text:style-name="T19">)</text:span></text:p>
      <text:p text:style-name="P6">--------------------------------------------------------</text:p>
      <text:p text:style-name="P6"/>
      <text:p text:style-name="P27">Ocurre al <text:span text:style-name="T3">P</text:span><text:span text:style-name="T2">erder</text:span> contra Evil Kung Fu Man</text:p>
      <text:p text:style-name="P27"/>
      <text:p text:style-name="P27"><text:span text:style-name="T2">Escena 1:</text:span> Kung Fu Man es abatido por Evil Kung Fu Man y es llevado al tejado ante Suave Dude. Al Despertar:</text:p>
      <text:p text:style-name="P27"/>
      <text:p text:style-name="P27"><text:span text:style-name="T2">Suave Dude:</text:span> Bienvenido al <text:span text:style-name="T78">T</text:span>ejado <text:span text:style-name="T79">de las Verdades</text:span>, el último lugar que verás antes de ser reemplazado!</text:p>
      <text:p text:style-name="P27"/>
      <text:p text:style-name="P27"><text:span text:style-name="T2">Kung Fu Man: </text:span><text:span text:style-name="T77">¿Re</text:span>emplazado?</text:p>
      <text:p text:style-name="P27"/>
      <text:p text:style-name="P27">Kung Fu Man se levanta abruptamente pero en ese momento, Evil Kung Fu Man usa su brazo rob<text:span text:style-name="T1">ó</text:span>tico para empujarlo hacia una pared.</text:p>
      <text:p text:style-name="P27"/>
      <text:p text:style-name="P27"><text:span text:style-name="T2">Suave Dude:</text:span> Ah si, no te lo había dicho pero.. esta imitación robótica que observas va a tomar tú lugar. Usaremos lo que quede de tu cuerpo para completarlo. <text:span text:style-name="T75">¡</text:span><text:span text:style-name="T28">A</text:span> qu<text:span text:style-name="T27">e</text:span> es un gran trabajo de <text:span text:style-name="T80">Bio</text:span>ingeniería!</text:p>
      <text:p text:style-name="P27"/>
      <text:p text:style-name="P56"><text:span text:style-name="T2">Kung Fu Man:</text:span> <text:span text:style-name="T81">¿</text:span>Cómo pudiste replicar mis movimientos en una máquina si <text:span text:style-name="T81">no</text:span> me conoces?</text:p>
      <text:p text:style-name="P56"/>
      <text:p text:style-name="P56"><text:span text:style-name="T2">Suave Dude:</text:span> Hehe, bueno no usé IA, pero si a alguien que te conoce muy bien.</text:p>
      <text:p text:style-name="P56"/>
      <text:p text:style-name="P63">Escena 2: <text:span text:style-name="T63">Aparece </text:span><text:span text:style-name="T64">Kung Fu Girl</text:span></text:p>
      <text:p text:style-name="P64"/>
      <text:p text:style-name="P57"><text:span text:style-name="T2">Kung Fu Man:</text:span> <text:span text:style-name="T32">Imposible</text:span>, ¿d<text:span text:style-name="T57">ó</text:span>nde estabas <text:span text:style-name="T33">todo este tiempo</text:span>?</text:p>
      <text:p text:style-name="P57"/>
      <text:p text:style-name="P58"><text:span text:style-name="T2">Kung Fu Girl:</text:span> Siempre estuve <text:span text:style-name="T82">aquí</text:span>...</text:p>
      <text:p text:style-name="P58"/>
      <text:p text:style-name="P34"><text:span text:style-name="T2">Kung Fu Man:</text:span> <text:span text:style-name="T83">¿Qué? Bueno, y</text:span>o solo quería..</text:p>
      <text:p text:style-name="P34"/>
      <text:p text:style-name="P34"><text:span text:style-name="T2">Kung Fu Girl:</text:span> <text:span text:style-name="T83">¿¡</text:span>Fingir que querías mejorar tú Kung Fu para luego reemplazarme por otra mujer!? Está claro que solo te estorbaba, <text:soft-page-break/>no fuiste capaz de reconocer mi potencial, pudimos haber vivido juntos y evita<text:span text:style-name="T76">r</text:span> tod<text:span text:style-name="T76">o</text:span> est<text:span text:style-name="T76">e drama</text:span>.</text:p>
      <text:p text:style-name="P34"/>
      <text:p text:style-name="P30"><text:span text:style-name="T17">Suave Dude:</text:span><text:span text:style-name="T108"> Bueno amigo, es momento de </text:span><text:span text:style-name="T31">ver</text:span><text:span text:style-name="T108"> de qué estas hecho, ya tengo </text:span><text:span text:style-name="T85">a la Banda </text:span><text:span text:style-name="T86">y</text:span><text:span text:style-name="T108"> el laboratorio </text:span><text:span text:style-name="T31">en marcha.</text:span><text:span text:style-name="T108"> </text:span><text:span text:style-name="T84">¿</text:span><text:span text:style-name="T31">L</text:span><text:span text:style-name="T108">isto </text:span><text:span text:style-name="T31">para </text:span><text:span text:style-name="T84">morir</text:span><text:span text:style-name="T31">?</text:span></text:p>
      <text:p text:style-name="P7">--------------------------------------------------------</text:p>
      <text:p text:style-name="P19">Capítulo <text:span text:style-name="T46">3-</text:span><text:span text:style-name="T109">A</text:span>: <text:span text:style-name="T19">E</text:span><text:span text:style-name="T62">l tejado de la Verdad</text:span><text:span text:style-name="T19"> (Ruta </text:span><text:span text:style-name="T53">1</text:span><text:span text:style-name="T19">)</text:span></text:p>
      <text:p text:style-name="P8">--------------------------------------------------------</text:p>
      <text:p text:style-name="P16"/>
      <text:p text:style-name="P26">Ocurre al <text:span text:style-name="T3">Ganar</text:span> contra Evil Kung Fu Man</text:p>
      <text:p text:style-name="P26"/>
      <text:p text:style-name="P42"><text:span text:style-name="T2">Escena 1:</text:span> <text:span text:style-name="T58">Después de destruir a su copia robótica, Kung Fu Man va en busca de Suave Dude </text:span><text:span text:style-name="T59">en los tejados del Mountainside Temple</text:span><text:span text:style-name="T58">.</text:span></text:p>
      <text:p text:style-name="P42"/>
      <text:p text:style-name="P43"><text:span text:style-name="T2">Escena 2:</text:span> Kung Fu Man llega al tejado.</text:p>
      <text:p text:style-name="P43"/>
      <text:p text:style-name="P44"><text:span text:style-name="T2">Kung Fu Man:</text:span> Suave Dude! Vete de mi templo y libera a mi <text:span text:style-name="T88">Estudiante</text:span>!</text:p>
      <text:p text:style-name="P44"/>
      <text:p text:style-name="P45"><text:span text:style-name="T2">Suave Dude:</text:span> Diablos, <text:span text:style-name="T60">entonces venciste al robot. </text:span><text:span text:style-name="T61">No importa, yo mismo te acabaré aquí y ahora! </text:span><text:span text:style-name="T89">Pero no sé a qué estudiante te refieres</text:span><text:span text:style-name="T14">..</text:span></text:p>
      <text:p text:style-name="P46"/>
      <text:p text:style-name="P47"><text:span text:style-name="T2">???:</text:span> E<text:span text:style-name="T90">ntonces si lo sabias</text:span>!</text:p>
      <text:p text:style-name="P47"/>
      <text:p text:style-name="P48">Suave Dude y Kung Fu Man voltean.</text:p>
      <text:p text:style-name="P48"/>
      <text:p text:style-name="P48">La novia de Kung Fu Man cambia a su ropa de Kung Fu.</text:p>
      <text:p text:style-name="P48"/>
      <text:p text:style-name="P48"><text:span text:style-name="T2">Kung Fu Girl:</text:span> <text:span text:style-name="T91">¿Siempre supiste que yo era tú estudiante?</text:span></text:p>
      <text:p text:style-name="P48"/>
      <text:p text:style-name="P50"><text:span text:style-name="T2">Kung Fu Man:</text:span> <text:span text:style-name="T92">Si, al principio </text:span><text:span text:style-name="T94">tenia mis dudas</text:span><text:span text:style-name="T92">, pero esa sonrisa y ese carisma que tienes, nadie lo puede reemplazar. </text:span><text:span text:style-name="T97">Por eso lo tomé como una segunda oportunidad para demostrarte mi amor a ti y al Kung Fu.</text:span></text:p>
      <text:p text:style-name="P50"/>
      <text:p text:style-name="P51"><text:span text:style-name="T2">Suave Dude:</text:span> ¿Qué significa esto <text:span text:style-name="T98">s</text:span><text:span text:style-name="T95">eñorita?, teníamos un trat</text:span><text:span text:style-name="T98">o!</text:span></text:p>
      <text:p text:style-name="P51"/>
      <text:p text:style-name="P49"><text:span text:style-name="T2">Kung Fu Girl:</text:span> <text:span text:style-name="T87">Sé que estuvo </text:span><text:span text:style-name="T100">imprudente</text:span><text:span text:style-name="T87"> </text:span><text:span text:style-name="T93">lo que hice, pero quería saber </text:span><text:span text:style-name="T99">si realmente durante el tiempo que estuvimos separados,</text:span><text:span text:style-name="T93"> podías</text:span><text:span text:style-name="T99"> mejorar tú Kung Fu, para</text:span><text:span text:style-name="T93"> vencer a </text:span><text:span text:style-name="T99">tú propio reflejo </text:span><text:span text:style-name="T102">y rescatar a tú damisela en peligro</text:span><text:span text:style-name="T93">.</text:span></text:p>
      <text:p text:style-name="P52"/>
      <text:p text:style-name="P53"><text:soft-page-break/><text:span text:style-name="T2">Suave Dude:</text:span> AHG, c<text:span text:style-name="T103">o</text:span>mo repudio estas típicas escenas. Ya que este templo solo me ha traído mas que problemas, pues que se mueran todos.</text:p>
      <text:p text:style-name="P53">Suave Dude activa la autodestrucción del Mountainside Temple.</text:p>
      <text:p text:style-name="P53"/>
      <text:p text:style-name="P54"><text:span text:style-name="T2">Suave Dude:</text:span> Secuaces, noqueenlos y déjenlos <text:span text:style-name="T104">quemar</text:span> con este templo!</text:p>
      <text:p text:style-name="P49"/>
      <text:p text:style-name="P55"><text:span text:style-name="T2">Kung Fu Man:</text:span> Yo iré por Suave Dude para desactivar la autodestrucción, tú neutraliza a los secuaces.</text:p>
      <text:p text:style-name="P49"/>
      <text:p text:style-name="P49"><text:span text:style-name="T15">Kung Fu Girl:</text:span><text:span text:style-name="T105"> Ok</text:span><text:span text:style-name="T101"> Sensei, es hora de</text:span><text:span text:style-name="T93"> acabar con esta far</text:span><text:span text:style-name="T96">s</text:span><text:span text:style-name="T93">a!</text:span></text:p>
      <text:p text:style-name="P9">--------------------------------------------------------</text:p>
      <text:p text:style-name="P20">Capítulo <text:span text:style-name="T47">4-</text:span><text:span text:style-name="T109">C</text:span>: <text:span text:style-name="T34">La Caída de un Maestro</text:span><text:span text:style-name="T19"> (</text:span><text:span text:style-name="T34">Bad Ending</text:span><text:span text:style-name="T19">)</text:span></text:p>
      <text:p text:style-name="P10">--------------------------------------------------------</text:p>
      <text:p text:style-name="P10"/>
      <text:p text:style-name="P25">Ocurre al <text:span text:style-name="T2">Perder contra el Team Suave Dude</text:span> y <text:span text:style-name="T2">venir del Capítulo </text:span><text:span text:style-name="T4">3-</text:span><text:span text:style-name="T18">B</text:span></text:p>
      <text:p text:style-name="P34"/>
      <text:p text:style-name="P35"><text:span text:style-name="T2">Escena 1:</text:span> <text:span text:style-name="T35">Kung Fu Man </text:span><text:span text:style-name="T37">cae </text:span><text:span text:style-name="T38">del tejado</text:span><text:span text:style-name="T35">, </text:span><text:span text:style-name="T40">la batalla fue tan brutal que el templo se empieza a incendiar</text:span><text:span text:style-name="T36">.</text:span></text:p>
      <text:p text:style-name="P34"/>
      <text:p text:style-name="P36"><text:span text:style-name="T2">Kung Fu Man </text:span><text:span text:style-name="T9">(</text:span><text:span text:style-name="T10">Tumbado </text:span><text:span text:style-name="T9">en el </text:span><text:span text:style-name="T11">patio del Templo</text:span><text:span text:style-name="T9">)</text:span><text:span text:style-name="T2">:</text:span> Yo... me equivoqué, no supe cómo manejar las cosas, así que decidí deshacerme de mis sentimientos por ti. <text:span text:style-name="T29">Cuando por fin pude encontrar el balance ya no estabas, y la conocí a ella..</text:span></text:p>
      <text:p text:style-name="P36"/>
      <text:p text:style-name="P37"><text:span text:style-name="T2">Suave Dude:</text:span> Hombre.. realmente estás ciego, tú estudiante siempre fue la novia que rapté, <text:span text:style-name="T30">la encontré llorando aquel día que le dijiste que se fuera de tú templo.</text:span></text:p>
      <text:p text:style-name="P37"/>
      <text:p text:style-name="P38"><text:span text:style-name="T2">Kung Fu Man:</text:span> Kung Fu Girl... ¿por qué ayudaste a Suave Dude? <text:span text:style-name="T41">Por qué me mentiste?</text:span></text:p>
      <text:p text:style-name="P38"/>
      <text:p text:style-name="P39"><text:span text:style-name="T2">Kung Fu Girl:</text:span> Suave Dude y yo teníamos objetivos en común, arrebatarte todo lo que tenias, eso implicaba hacerte sentir <text:span text:style-name="T42">amado. Tal como alguna vez me hiciste sentir a mi. </text:span><text:span text:style-name="T43">Ahora no te queda nada, incluso un robot </text:span><text:span text:style-name="T44">te</text:span><text:span text:style-name="T43"> reemplaz</text:span><text:span text:style-name="T44">ará</text:span><text:span text:style-name="T43">. </text:span><text:span text:style-name="T44">Así que ya puedes dejar este mundo perdedor.</text:span></text:p>
      <text:p text:style-name="P41">Bye Bye Kung Fu Man.</text:p>
      <text:p text:style-name="P40"/>
      <text:p text:style-name="P61">FIN</text:p>
      <text:p text:style-name="P11">--------------------------------------------------------</text:p>
      <text:p text:style-name="P21">Capítulo <text:span text:style-name="T52">4-</text:span><text:span text:style-name="T109">B</text:span>: <text:span text:style-name="T54">Lección de Vida</text:span><text:span text:style-name="T19"> (</text:span><text:span text:style-name="T48">Neutral</text:span><text:span text:style-name="T34"> Ending</text:span><text:span text:style-name="T19">)</text:span></text:p>
      <text:p text:style-name="P12">--------------------------------------------------------</text:p>
      <text:p text:style-name="P12"/>
      <text:p text:style-name="P24">Ocurre:</text:p>
      <text:p text:style-name="P24"/>
      <text:p text:style-name="P24"><text:span text:style-name="T50">1</text:span><text:span text:style-name="T49">-</text:span> <text:span text:style-name="T49">A</text:span>l <text:span text:style-name="T2">Perder contra Suave Dude</text:span> y <text:span text:style-name="T2">venir del Capítulo </text:span><text:span text:style-name="T4">3-</text:span><text:span text:style-name="T18">A</text:span></text:p>
      <text:p text:style-name="P33">2- Al <text:span text:style-name="T2">Ganar</text:span> <text:span text:style-name="T5">contra el Team Suave Dude</text:span><text:span text:style-name="T39"> y </text:span><text:span text:style-name="T5">venir del Capítulo </text:span><text:span text:style-name="T4">3-</text:span><text:span text:style-name="T18">B</text:span></text:p>
      <text:p text:style-name="P62"/>
      <text:p text:style-name="P69"><text:span text:style-name="T2">Escena 1:</text:span> <text:span text:style-name="T66">En este capitulo Kung Fu Girl se sacrificará por Kung Fu Man</text:span></text:p>
      <text:p text:style-name="P69"/>
      <text:p text:style-name="P60">FIN</text:p>
      <text:p text:style-name="P13">--------------------------------------------------------</text:p>
      <text:p text:style-name="P22">Capítulo <text:span text:style-name="T52">4-</text:span><text:span text:style-name="T109">A</text:span>: <text:span text:style-name="T55">Por los Viejos Tiempos</text:span><text:span text:style-name="T19"> (</text:span><text:span text:style-name="T55">Good</text:span><text:span text:style-name="T34"> Ending</text:span><text:span text:style-name="T19">)</text:span></text:p>
      <text:p text:style-name="P14">--------------------------------------------------------</text:p>
      <text:p text:style-name="P14"/>
      <text:p text:style-name="P23">Ocurre <text:span text:style-name="T56">a</text:span>l <text:span text:style-name="T8">Ganar</text:span><text:span text:style-name="T2"> contra Suave Dude</text:span> y <text:span text:style-name="T2">venir del Capítulo </text:span><text:span text:style-name="T4">3-</text:span><text:span text:style-name="T18">A</text:span></text:p>
      <text:p text:style-name="P59"/>
      <text:p text:style-name="P67"><text:span text:style-name="T12">Escena 1:</text:span><text:span text:style-name="T67"> </text:span>Kung <text:span text:style-name="T67">F</text:span>u <text:span text:style-name="T67">M</text:span>an vuelve a entrenar con <text:span text:style-name="T67">Kung Fu Girl</text:span></text:p>
      <text:p text:style-name="P68"/>
      <text:p text:style-name="P60">FIN</text:p>
      <text:p text:style-name="P31"/>
      <text:p text:style-name="P70"/>
      <text:p text:style-name="P70"/>
      <text:p text:style-name="P32"><text:span text:style-name="T20">Nota:</text:span> <text:span text:style-name="T74">Revisar que e</text:span>l uso de la palabra <text:span text:style-name="T2">Había </text:span><text:span text:style-name="T65">no sea</text:span><text:span text:style-name="T13"> </text:span>excesiv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VE"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4T13:37:52.974000000</meta:creation-date>
    <dc:date>2024-01-17T22:37:09.483000000</dc:date>
    <meta:editing-duration>PT7H4M30S</meta:editing-duration>
    <meta:editing-cycles>208</meta:editing-cycles>
    <meta:generator>LibreOffice/7.5.4.2$Windows_X86_64 LibreOffice_project/36ccfdc35048b057fd9854c757a8b67ec53977b6</meta:generator>
    <meta:document-statistic meta:table-count="0" meta:image-count="0" meta:object-count="0" meta:page-count="11" meta:paragraph-count="99" meta:word-count="1737" meta:character-count="10365" meta:non-whitespace-character-count="8727"/>
  </office:meta>
</office:document-meta>
</file>